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7708in" fo:margin-left="-0.0174in" table:align="left" style:writing-mode="lr-tb"/>
    </style:style>
    <style:style style:name="Table1.A" style:family="table-column">
      <style:table-column-properties style:column-width="0.5139in"/>
    </style:style>
    <style:style style:name="Table1.B" style:family="table-column">
      <style:table-column-properties style:column-width="2.5in"/>
    </style:style>
    <style:style style:name="Table1.C" style:family="table-column">
      <style:table-column-properties style:column-width="2.75in"/>
    </style:style>
    <style:style style:name="Table1.E" style:family="table-column">
      <style:table-column-properties style:column-width="2.5069in"/>
    </style:style>
    <style:style style:name="Table1.1" style:family="table-row">
      <style:table-row-properties style:min-row-height="0.4014in" fo:keep-together="always"/>
    </style:style>
    <style:style style:name="Table1.A1" style:family="table-cell">
      <style:table-cell-properties style:vertical-align="top" fo:background-color="#ffff00" style:border-line-width-left="0.0069in 0.0069in 0.0069in" style:border-line-width-top="0.0069in 0.0069in 0.0069in" fo:padding-left="0.0486in" fo:padding-right="0.0486in" fo:padding-top="0in" fo:padding-bottom="0in" fo:border-left="1.5pt double #000000" fo:border-right="none" fo:border-top="1.5pt double #000000" fo:border-bottom="none" style:writing-mode="lr-tb">
        <style:background-image/>
      </style:table-cell-properties>
    </style:style>
    <style:style style:name="Table1.B1" style:family="table-cell">
      <style:table-cell-properties style:vertical-align="top" fo:background-color="#ffff00" style:border-line-width-top="0.0069in 0.0069in 0.0069in" fo:padding-left="0.0486in" fo:padding-right="0.0486in" fo:padding-top="0in" fo:padding-bottom="0in" fo:border-left="0.75pt solid #000000" fo:border-right="none" fo:border-top="1.5pt double #000000" fo:border-bottom="none" style:writing-mode="lr-tb">
        <style:background-image/>
      </style:table-cell-properties>
    </style:style>
    <style:style style:name="Table1.E1" style:family="table-cell">
      <style:table-cell-properties style:vertical-align="top" fo:background-color="#ffff00" style:border-line-width-right="0.0069in 0.0069in 0.0069in" style:border-line-width-top="0.0069in 0.0069in 0.0069in" fo:padding-left="0.0486in" fo:padding-right="0.0486in" fo:padding-top="0in" fo:padding-bottom="0in" fo:border-left="0.75pt solid #000000" fo:border-right="1.5pt double #000000" fo:border-top="1.5pt double #000000" fo:border-bottom="none" style:writing-mode="lr-tb">
        <style:background-image/>
      </style:table-cell-properties>
    </style:style>
    <style:style style:name="Table1.2" style:family="table-row">
      <style:table-row-properties style:min-row-height="0.7438in" fo:keep-together="always"/>
    </style:style>
    <style:style style:name="Table1.A2" style:family="table-cell">
      <style:table-cell-properties style:vertical-align="top" fo:background-color="#ffff00" style:border-line-width-left="0.0069in 0.0069in 0.0069in" style:border-line-width-top="0.0069in 0.0069in 0.0069in" fo:padding-left="0.0486in" fo:padding-right="0.0486in" fo:padding-top="0in" fo:padding-bottom="0in" fo:border-left="1.5pt double #000000" fo:border-right="none" fo:border-top="1.5pt double #000000" fo:border-bottom="0.75pt solid #000000" style:writing-mode="lr-tb">
        <style:background-image/>
      </style:table-cell-properties>
    </style:style>
    <style:style style:name="Table1.B2" style:family="table-cell">
      <style:table-cell-properties style:vertical-align="top" style:border-line-width-top="0.0069in 0.0069in 0.0069in" fo:padding-left="0.0486in" fo:padding-right="0.0486in" fo:padding-top="0in" fo:padding-bottom="0in" fo:border-left="0.75pt solid #000000" fo:border-right="none" fo:border-top="1.5pt double #000000" fo:border-bottom="0.75pt solid #000000" style:writing-mode="lr-tb"/>
    </style:style>
    <style:style style:name="Table1.C2" style:family="table-cell">
      <style:table-cell-properties style:vertical-align="top" style:border-line-width-top="0.0069in 0.0069in 0.0069in" fo:padding-left="0.0486in" fo:padding-right="0.0486in" fo:padding-top="0in" fo:padding-bottom="0in" fo:border-left="0.75pt solid #000000" fo:border-right="none" fo:border-top="1.5pt double #000000" fo:border-bottom="0.75pt solid #000000" style:writing-mode="lr-tb"/>
    </style:style>
    <style:style style:name="Table1.D2" style:family="table-cell">
      <style:table-cell-properties style:vertical-align="top" style:border-line-width-top="0.0069in 0.0069in 0.0069in" fo:padding-left="0.0486in" fo:padding-right="0.0486in" fo:padding-top="0in" fo:padding-bottom="0in" fo:border-left="0.75pt solid #000000" fo:border-right="none" fo:border-top="1.5pt double #000000" fo:border-bottom="0.75pt solid #000000" style:writing-mode="lr-tb"/>
    </style:style>
    <style:style style:name="Table1.E2" style:family="table-cell">
      <style:table-cell-properties style:vertical-align="top" style:border-line-width-right="0.0069in 0.0069in 0.0069in" style:border-line-width-top="0.0069in 0.0069in 0.0069in" fo:padding-left="0.0486in" fo:padding-right="0.0486in" fo:padding-top="0in" fo:padding-bottom="0in" fo:border-left="0.75pt solid #000000" fo:border-right="1.5pt double #000000" fo:border-top="1.5pt double #000000" fo:border-bottom="0.75pt solid #000000" style:writing-mode="lr-tb"/>
    </style:style>
    <style:style style:name="Table1.3" style:family="table-row">
      <style:table-row-properties style:min-row-height="1.25in" fo:keep-together="always"/>
    </style:style>
    <style:style style:name="Table1.A3" style:family="table-cell">
      <style:table-cell-properties style:vertical-align="top" fo:background-color="#ffff00" style:border-line-width-left="0.0069in 0.0069in 0.0069in" fo:padding-left="0.0486in" fo:padding-right="0.0486in" fo:padding-top="0in" fo:padding-bottom="0in" fo:border-left="1.5pt double #000000" fo:border-right="none" fo:border-top="0.75pt solid #000000" fo:border-bottom="0.75pt solid #000000" style:writing-mode="lr-tb">
        <style:background-image/>
      </style:table-cell-properties>
    </style:style>
    <style:style style:name="Table1.B3"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1.C3"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1.D3"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1.E3" style:family="table-cell">
      <style:table-cell-properties style:vertical-align="top" style:border-line-width-right="0.0069in 0.0069in 0.0069in" fo:padding-left="0.0486in" fo:padding-right="0.0486in" fo:padding-top="0in" fo:padding-bottom="0in" fo:border-left="0.75pt solid #000000" fo:border-right="1.5pt double #000000" fo:border-top="0.75pt solid #000000" fo:border-bottom="0.75pt solid #000000" style:writing-mode="lr-tb"/>
    </style:style>
    <style:style style:name="Table1.4" style:family="table-row">
      <style:table-row-properties style:min-row-height="1.0938in" fo:keep-together="always"/>
    </style:style>
    <style:style style:name="Table1.B4"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1.C4"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1.D4"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1.E4" style:family="table-cell">
      <style:table-cell-properties style:vertical-align="top" style:border-line-width-right="0.0069in 0.0069in 0.0069in" fo:padding-left="0.0486in" fo:padding-right="0.0486in" fo:padding-top="0in" fo:padding-bottom="0in" fo:border-left="0.75pt solid #000000" fo:border-right="1.5pt double #000000" fo:border-top="0.75pt solid #000000" fo:border-bottom="0.75pt solid #000000" style:writing-mode="lr-tb"/>
    </style:style>
    <style:style style:name="Table1.A5" style:family="table-cell">
      <style:table-cell-properties style:vertical-align="top" fo:background-color="#ffff00" style:border-line-width-left="0.0069in 0.0069in 0.0069in" style:border-line-width-bottom="0.0069in 0.0069in 0.0069in" fo:padding-left="0.0486in" fo:padding-right="0.0486in" fo:padding-top="0in" fo:padding-bottom="0in" fo:border-left="1.5pt double #000000" fo:border-right="none" fo:border-top="0.75pt solid #000000" fo:border-bottom="1.5pt double #000000" style:writing-mode="lr-tb">
        <style:background-image/>
      </style:table-cell-properties>
    </style:style>
    <style:style style:name="Table1.B5" style:family="table-cell">
      <style:table-cell-properties style:vertical-align="top" style:border-line-width-bottom="0.0069in 0.0069in 0.0069in" fo:padding-left="0.0486in" fo:padding-right="0.0486in" fo:padding-top="0in" fo:padding-bottom="0in" fo:border-left="0.75pt solid #000000" fo:border-right="none" fo:border-top="0.75pt solid #000000" fo:border-bottom="1.5pt double #000000" style:writing-mode="lr-tb"/>
    </style:style>
    <style:style style:name="Table1.C5" style:family="table-cell">
      <style:table-cell-properties style:vertical-align="top" style:border-line-width-bottom="0.0069in 0.0069in 0.0069in" fo:padding-left="0.0486in" fo:padding-right="0.0486in" fo:padding-top="0in" fo:padding-bottom="0in" fo:border-left="0.75pt solid #000000" fo:border-right="none" fo:border-top="0.75pt solid #000000" fo:border-bottom="1.5pt double #000000" style:writing-mode="lr-tb"/>
    </style:style>
    <style:style style:name="Table1.D5" style:family="table-cell">
      <style:table-cell-properties style:vertical-align="top" style:border-line-width-bottom="0.0069in 0.0069in 0.0069in" fo:padding-left="0.0486in" fo:padding-right="0.0486in" fo:padding-top="0in" fo:padding-bottom="0in" fo:border-left="0.75pt solid #000000" fo:border-right="none" fo:border-top="0.75pt solid #000000" fo:border-bottom="1.5pt double #000000" style:writing-mode="lr-tb"/>
    </style:style>
    <style:style style:name="Table1.E5" style:family="table-cell">
      <style:table-cell-properties style:vertical-align="top" style:border-line-width-right="0.0069in 0.0069in 0.0069in" style:border-line-width-bottom="0.0069in 0.0069in 0.0069in" fo:padding-left="0.0486in" fo:padding-right="0.0486in" fo:padding-top="0in" fo:padding-bottom="0in" fo:border-left="0.75pt solid #000000" fo:border-right="1.5pt double #000000" fo:border-top="0.75pt solid #000000" fo:border-bottom="1.5pt double #000000" style:writing-mode="lr-tb"/>
    </style:style>
    <style:style style:name="P1" style:family="paragraph" style:parent-style-name="Standard">
      <style:text-properties fo:font-size="16pt" fo:language="bg" fo:country="BG" fo:font-weight="bold" style:font-size-asian="16pt"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1pt" fo:font-weight="bold" style:font-size-asian="11pt" style:font-weight-asian="bold"/>
    </style:style>
    <style:style style:name="P4" style:family="paragraph" style:parent-style-name="Standard">
      <style:paragraph-properties fo:text-align="center" style:justify-single-word="false"/>
      <style:text-properties fo:font-size="11pt" fo:language="bg" fo:country="BG" fo:font-weight="bold" style:font-size-asian="11pt" style:font-weight-asian="bold"/>
    </style:style>
    <style:style style:name="P5" style:family="paragraph" style:parent-style-name="Standard">
      <style:text-properties fo:font-size="11pt" fo:language="bg" fo:country="BG" fo:font-style="italic" officeooo:rsid="000e3e58" officeooo:paragraph-rsid="0006dc1a" style:font-size-asian="11pt" style:font-style-asian="italic"/>
    </style:style>
    <style:style style:name="P6" style:family="paragraph" style:parent-style-name="Standard">
      <style:text-properties fo:font-size="11pt" fo:language="bg" fo:country="BG" fo:font-style="italic" officeooo:rsid="000ff011" officeooo:paragraph-rsid="000ff011" style:font-size-asian="11pt" style:font-style-asian="italic"/>
    </style:style>
    <style:style style:name="P7" style:family="paragraph" style:parent-style-name="Standard">
      <style:text-properties fo:font-size="11pt" fo:language="bg" fo:country="BG" fo:font-style="italic" officeooo:rsid="0004686d" officeooo:paragraph-rsid="0005ca1c" style:font-size-asian="11pt" style:font-style-asian="italic"/>
    </style:style>
    <style:style style:name="P8" style:family="paragraph" style:parent-style-name="Standard">
      <style:text-properties fo:font-size="11pt" fo:language="bg" fo:country="BG" fo:font-style="italic" officeooo:rsid="0004c3aa" officeooo:paragraph-rsid="0004c3aa" style:font-size-asian="11pt" style:font-style-asian="italic"/>
    </style:style>
    <style:style style:name="P9" style:family="paragraph" style:parent-style-name="Standard">
      <style:text-properties fo:font-size="11pt" fo:language="bg" fo:country="BG" fo:font-style="italic" officeooo:rsid="00069f68" officeooo:paragraph-rsid="00069f68" style:font-size-asian="11pt" style:font-style-asian="italic"/>
    </style:style>
    <style:style style:name="P10" style:family="paragraph" style:parent-style-name="Standard">
      <style:text-properties fo:font-size="11pt" fo:language="bg" fo:country="BG" fo:font-style="italic" officeooo:rsid="00062df5" officeooo:paragraph-rsid="00062df5" style:font-size-asian="11pt" style:font-style-asian="italic"/>
    </style:style>
    <style:style style:name="P11" style:family="paragraph" style:parent-style-name="Standard">
      <style:text-properties fo:font-size="11pt" fo:language="bg" fo:country="BG" fo:font-style="italic" officeooo:rsid="000d418d" officeooo:paragraph-rsid="000d418d" style:font-size-asian="11pt" style:font-style-asian="italic"/>
    </style:style>
    <style:style style:name="P12" style:family="paragraph" style:parent-style-name="Standard">
      <style:text-properties fo:font-size="11pt" fo:language="bg" fo:country="BG" fo:font-style="italic" officeooo:rsid="000ab6a8" officeooo:paragraph-rsid="000ab6a8" style:font-size-asian="11pt" style:font-style-asian="italic"/>
    </style:style>
    <style:style style:name="P13" style:family="paragraph" style:parent-style-name="Standard">
      <style:text-properties fo:font-size="11pt" fo:language="bg" fo:country="BG" fo:font-style="normal" officeooo:rsid="0004686d" officeooo:paragraph-rsid="0005ca1c" style:font-size-asian="11pt" style:font-style-asian="normal" style:font-style-complex="normal"/>
    </style:style>
    <style:style style:name="P14" style:family="paragraph" style:parent-style-name="Standard">
      <style:text-properties fo:font-size="11pt" fo:language="bg" fo:country="BG" fo:font-style="normal" officeooo:rsid="0004c3aa" officeooo:paragraph-rsid="001067bb" style:font-size-asian="11pt" style:font-style-asian="normal" style:font-style-complex="normal"/>
    </style:style>
    <style:style style:name="P15" style:family="paragraph" style:parent-style-name="Standard">
      <style:text-properties fo:font-size="11pt" fo:language="bg" fo:country="BG" fo:font-style="normal" officeooo:rsid="00069f68" officeooo:paragraph-rsid="00069f68" style:font-size-asian="11pt" style:font-style-asian="normal" style:font-style-complex="normal"/>
    </style:style>
    <style:style style:name="P16" style:family="paragraph" style:parent-style-name="Standard">
      <style:text-properties fo:font-size="11pt" fo:language="bg" fo:country="BG" fo:font-style="normal" officeooo:rsid="00062df5" officeooo:paragraph-rsid="00062df5" style:font-size-asian="11pt" style:font-style-asian="normal" style:font-style-complex="normal"/>
    </style:style>
    <style:style style:name="P17" style:family="paragraph" style:parent-style-name="Standard">
      <style:text-properties fo:font-size="11pt" fo:language="bg" fo:country="BG" fo:font-style="normal" officeooo:rsid="000ab6a8" officeooo:paragraph-rsid="000ab6a8" style:font-size-asian="11pt" style:font-style-asian="normal" style:font-style-complex="normal"/>
    </style:style>
    <style:style style:name="P18" style:family="paragraph" style:parent-style-name="Standard">
      <style:text-properties fo:font-size="11pt" fo:language="bg" fo:country="BG" fo:font-style="normal" officeooo:rsid="000ff011" officeooo:paragraph-rsid="000ff011" style:font-size-asian="11pt" style:font-style-asian="normal" style:font-style-complex="normal"/>
    </style:style>
    <style:style style:name="P19" style:family="paragraph" style:parent-style-name="Standard">
      <style:text-properties fo:font-size="11pt" fo:language="bg" fo:country="BG" fo:font-style="normal" officeooo:rsid="001198b7" officeooo:paragraph-rsid="001198b7" style:font-size-asian="11pt" style:font-style-asian="normal" style:font-style-complex="normal"/>
    </style:style>
    <style:style style:name="P20" style:family="paragraph" style:parent-style-name="Standard">
      <style:text-properties fo:font-size="11pt" fo:language="en" fo:country="US" fo:font-style="italic" officeooo:rsid="000ab6a8" officeooo:paragraph-rsid="000ab6a8" style:font-size-asian="11pt" style:font-style-asian="italic"/>
    </style:style>
    <style:style style:name="P21" style:family="paragraph" style:parent-style-name="Standard">
      <style:text-properties fo:font-size="11pt" fo:language="en" fo:country="US" fo:font-style="normal" officeooo:rsid="000ab6a8" officeooo:paragraph-rsid="000ab6a8" style:font-size-asian="11pt" style:font-style-asian="normal" style:font-style-complex="normal"/>
    </style:style>
    <style:style style:name="P22" style:family="paragraph" style:parent-style-name="Standard">
      <style:text-properties fo:color="#ff0000" fo:font-size="11pt" fo:language="bg" fo:country="BG" fo:font-style="italic" style:font-size-asian="11pt" style:font-style-asian="italic"/>
    </style:style>
    <style:style style:name="P23" style:family="paragraph" style:parent-style-name="Standard">
      <style:paragraph-properties style:snap-to-layout-grid="false"/>
      <style:text-properties fo:color="#ff0000" fo:font-size="11pt" fo:language="bg" fo:country="BG" fo:font-style="italic" style:font-size-asian="11pt" style:font-style-asian="italic"/>
    </style:style>
    <style:style style:name="P24" style:family="paragraph" style:parent-style-name="Standard">
      <style:text-properties officeooo:paragraph-rsid="0009b8df"/>
    </style:style>
    <style:style style:name="P25" style:family="paragraph" style:parent-style-name="Standard">
      <style:text-properties fo:color="#000000" fo:font-size="11pt" fo:language="bg" fo:country="BG" fo:font-style="italic" officeooo:rsid="0004686d" officeooo:paragraph-rsid="000829d3" style:font-size-asian="11pt" style:language-asian="en" style:country-asian="US" style:font-style-asian="italic"/>
    </style:style>
    <style:style style:name="P26" style:family="paragraph" style:parent-style-name="Standard">
      <style:text-properties fo:color="#000000" fo:font-size="11pt" fo:language="bg" fo:country="BG" fo:font-style="normal" officeooo:rsid="0004686d" officeooo:paragraph-rsid="000829d3" style:font-size-asian="11pt" style:language-asian="en" style:country-asian="US" style:font-style-asian="normal" style:font-style-complex="normal"/>
    </style:style>
    <style:style style:name="P27" style:family="paragraph" style:parent-style-name="Standard">
      <style:text-properties officeooo:rsid="00080d2a" officeooo:paragraph-rsid="00080d2a"/>
    </style:style>
    <style:style style:name="P28" style:family="paragraph" style:parent-style-name="Standard">
      <style:paragraph-properties fo:margin-left="0.0783in" fo:margin-right="0.0783in" fo:text-align="center" style:justify-single-word="false" fo:text-indent="0in" style:auto-text-indent="false"/>
      <style:text-properties style:text-rotation-angle="90" style:text-rotation-scale="line-height"/>
    </style:style>
    <style:style style:name="P29" style:family="paragraph" style:parent-style-name="Standard">
      <style:paragraph-properties fo:margin-left="0.0783in" fo:margin-right="0.0783in" fo:text-align="center" style:justify-single-word="false" fo:text-indent="0in" style:auto-text-indent="false"/>
      <style:text-properties fo:font-size="10pt" fo:font-weight="bold" style:font-size-asian="10pt" style:font-weight-asian="bold" style:text-rotation-angle="90" style:text-rotation-scale="line-height"/>
    </style:style>
    <style:style style:name="P30" style:family="paragraph" style:parent-style-name="Standard">
      <style:paragraph-properties fo:margin-left="0.0783in" fo:margin-right="0.0783in" fo:text-align="center" style:justify-single-word="false" fo:text-indent="0in" style:auto-text-indent="false" style:snap-to-layout-grid="false"/>
      <style:text-properties fo:font-size="10pt" fo:font-weight="bold" style:font-size-asian="10pt" style:font-weight-asian="bold" style:text-rotation-angle="90" style:text-rotation-scale="line-height"/>
    </style:style>
    <style:style style:name="P31" style:family="paragraph" style:parent-style-name="Standard">
      <style:paragraph-properties fo:margin-left="0.0783in" fo:margin-right="0.0783in" fo:text-align="center" style:justify-single-word="false" fo:text-indent="0in" style:auto-text-indent="false"/>
      <style:text-properties fo:font-size="10pt" fo:language="bg" fo:country="BG" fo:font-weight="bold" style:font-size-asian="10pt" style:font-weight-asian="bold" style:text-rotation-angle="90" style:text-rotation-scale="line-height"/>
    </style:style>
    <style:style style:name="P32" style:family="paragraph" style:parent-style-name="Standard">
      <style:paragraph-properties fo:margin-left="-0.1252in" fo:margin-right="0in" fo:text-indent="0.1252in" style:auto-text-indent="false"/>
      <style:text-properties fo:font-size="11pt" fo:language="bg" fo:country="BG" style:font-size-asian="11pt"/>
    </style:style>
    <style:style style:name="P33" style:family="paragraph" style:parent-style-name="Text_20_body">
      <style:text-properties officeooo:rsid="000ff011" officeooo:paragraph-rsid="000ff011"/>
    </style:style>
    <style:style style:name="P34" style:family="paragraph" style:parent-style-name="Text_20_body">
      <style:text-properties style:use-window-font-color="true" style:font-name="Times New Roman" fo:font-size="11pt" fo:language="bg" fo:country="BG" fo:font-style="normal" officeooo:rsid="00138f3f" officeooo:paragraph-rsid="00138f3f" style:font-name-asian="Times New Roman" style:font-size-asian="11pt" style:font-style-asian="normal" style:font-name-complex="Times New Roman" style:font-size-complex="12pt" style:language-complex="ar" style:country-complex="SA" style:font-style-complex="normal"/>
    </style:style>
    <style:style style:name="P35" style:family="paragraph" style:parent-style-name="Standard" style:master-page-name="Standard">
      <style:paragraph-properties style:page-number="auto"/>
    </style:style>
    <style:style style:name="P36" style:family="paragraph" style:parent-style-name="Standard">
      <style:text-properties style:font-name="Times New Roman Cyr" fo:font-size="11pt" fo:language="bg" fo:country="BG" fo:font-style="italic" officeooo:rsid="0004686d" officeooo:paragraph-rsid="0005ca1c" style:font-size-asian="11pt" style:font-style-asian="italic" style:font-name-complex="Times New Roman Cyr"/>
    </style:style>
    <style:style style:name="P37" style:family="paragraph" style:parent-style-name="Standard">
      <style:text-properties style:font-name="Times New Roman Cyr" fo:font-size="11pt" fo:language="bg" fo:country="BG" fo:font-style="italic" officeooo:rsid="0004c3aa" officeooo:paragraph-rsid="0004c3aa" style:font-size-asian="11pt" style:font-style-asian="italic" style:font-name-complex="Times New Roman Cyr"/>
    </style:style>
    <style:style style:name="P38" style:family="paragraph" style:parent-style-name="Standard">
      <style:text-properties style:font-name="Times New Roman Cyr" fo:font-size="11pt" fo:language="bg" fo:country="BG" fo:font-style="italic" officeooo:rsid="00069f68" officeooo:paragraph-rsid="00069f68" style:font-size-asian="11pt" style:font-style-asian="italic" style:font-name-complex="Times New Roman Cyr"/>
    </style:style>
    <style:style style:name="P39" style:family="paragraph" style:parent-style-name="Standard">
      <style:text-properties style:font-name="Times New Roman Cyr" fo:font-size="11pt" fo:language="bg" fo:country="BG" fo:font-style="italic" officeooo:rsid="00062df5" officeooo:paragraph-rsid="00062df5" style:font-size-asian="11pt" style:font-style-asian="italic" style:font-name-complex="Times New Roman Cyr"/>
    </style:style>
    <style:style style:name="P40" style:family="paragraph" style:parent-style-name="Standard">
      <style:text-properties style:font-name="Times New Roman Cyr" fo:font-size="11pt" fo:language="bg" fo:country="BG" fo:font-style="italic" officeooo:rsid="000e3e58" officeooo:paragraph-rsid="0006dc1a" style:font-size-asian="11pt" style:font-style-asian="italic" style:font-name-complex="Times New Roman Cyr"/>
    </style:style>
    <style:style style:name="P41" style:family="paragraph" style:parent-style-name="Standard">
      <style:text-properties style:font-name="Times New Roman Cyr" fo:font-size="11pt" fo:language="bg" fo:country="BG" fo:font-style="italic" officeooo:rsid="000d418d" officeooo:paragraph-rsid="000d418d" style:font-size-asian="11pt" style:font-style-asian="italic" style:font-name-complex="Times New Roman Cyr"/>
    </style:style>
    <style:style style:name="P42" style:family="paragraph" style:parent-style-name="Standard">
      <style:text-properties style:font-name="Times New Roman Cyr" fo:font-size="11pt" fo:language="bg" fo:country="BG" fo:font-style="italic" officeooo:rsid="000ab6a8" officeooo:paragraph-rsid="000ab6a8" style:font-size-asian="11pt" style:font-style-asian="italic" style:font-name-complex="Times New Roman Cyr"/>
    </style:style>
    <style:style style:name="P43" style:family="paragraph" style:parent-style-name="Standard">
      <style:text-properties style:font-name="Times New Roman Cyr" fo:font-size="11pt" fo:language="bg" fo:country="BG" fo:font-style="italic" officeooo:rsid="000ff011" officeooo:paragraph-rsid="000ff011" style:font-size-asian="11pt" style:font-style-asian="italic" style:font-name-complex="Times New Roman Cyr"/>
    </style:style>
    <style:style style:name="P44" style:family="paragraph" style:parent-style-name="Standard">
      <style:text-properties fo:font-size="11pt" fo:language="bg" fo:country="BG" fo:font-style="italic" officeooo:rsid="0008e3e6" officeooo:paragraph-rsid="00080d2a" style:font-size-asian="11pt" style:font-style-asian="italic"/>
    </style:style>
    <style:style style:name="P45" style:family="paragraph" style:parent-style-name="Standard">
      <style:text-properties fo:font-size="11pt" fo:language="bg" fo:country="BG" fo:font-style="italic" officeooo:rsid="000be055" officeooo:paragraph-rsid="0009b8df" style:font-size-asian="11pt" style:font-style-asian="italic"/>
    </style:style>
    <style:style style:name="P46" style:family="paragraph" style:parent-style-name="Standard">
      <style:text-properties fo:font-size="11pt" fo:language="bg" fo:country="BG" fo:font-style="italic" officeooo:rsid="000ff011" officeooo:paragraph-rsid="000ff011" style:font-size-asian="11pt" style:font-style-asian="italic"/>
    </style:style>
    <style:style style:name="P47" style:family="paragraph" style:parent-style-name="Standard">
      <style:text-properties fo:font-size="11pt" fo:language="bg" fo:country="BG" fo:font-style="normal" officeooo:rsid="00138f3f" officeooo:paragraph-rsid="000ff011" style:font-size-asian="11pt" style:font-style-asian="normal" style:font-style-complex="normal"/>
    </style:style>
    <style:style style:name="P48" style:family="paragraph" style:parent-style-name="Standard">
      <style:text-properties fo:font-size="11pt" fo:language="bg" fo:country="BG" fo:font-style="normal" officeooo:rsid="001694ce" officeooo:paragraph-rsid="001694ce" style:font-size-asian="11pt" style:font-style-asian="normal" style:font-style-complex="normal"/>
    </style:style>
    <style:style style:name="P49" style:family="paragraph" style:parent-style-name="Standard">
      <style:text-properties fo:font-size="11pt" fo:language="bg" fo:country="BG" fo:font-style="normal" officeooo:rsid="000ff011" officeooo:paragraph-rsid="000ff011" style:font-size-asian="11pt" style:font-style-asian="normal" style:font-style-complex="normal"/>
    </style:style>
    <style:style style:name="P50" style:family="paragraph" style:parent-style-name="Standard">
      <style:text-properties fo:font-size="11pt" fo:language="bg" fo:country="BG" fo:font-style="normal" officeooo:rsid="0018278b" officeooo:paragraph-rsid="0018278b" style:font-size-asian="11pt" style:font-style-asian="normal" style:font-style-complex="normal"/>
    </style:style>
    <style:style style:name="P51" style:family="paragraph" style:parent-style-name="Standard">
      <style:text-properties fo:color="#000000" style:font-name="Times New Roman Cyr" fo:font-size="11pt" fo:language="bg" fo:country="BG" fo:font-style="italic" officeooo:rsid="0004686d" officeooo:paragraph-rsid="000829d3" style:font-size-asian="11pt" style:language-asian="en" style:country-asian="US" style:font-style-asian="italic" style:font-name-complex="Times New Roman Cyr"/>
    </style:style>
    <style:style style:name="P52" style:family="paragraph" style:parent-style-name="Standard">
      <style:text-properties fo:font-style="normal" officeooo:rsid="00080d2a" officeooo:paragraph-rsid="00144e17" style:font-style-asian="normal" style:font-style-complex="normal"/>
    </style:style>
    <style:style style:name="P53" style:family="paragraph" style:parent-style-name="Standard">
      <style:paragraph-properties fo:margin-left="0in" fo:margin-right="0in" fo:text-indent="0in" style:auto-text-indent="false" style:writing-mode="lr-tb"/>
      <style:text-properties style:font-name="Times New Roman Cyr" fo:font-size="11pt" fo:language="bg" fo:country="BG" fo:font-style="italic" fo:font-weight="bold" style:font-size-asian="11pt" style:font-style-asian="italic" style:font-weight-asian="bold" style:font-name-complex="Times New Roman Cyr"/>
    </style:style>
    <style:style style:name="P54" style:family="paragraph" style:parent-style-name="Standard">
      <style:paragraph-properties fo:margin-left="0.0783in" fo:margin-right="0.0783in" fo:text-align="center" style:justify-single-word="false" fo:text-indent="0in" style:auto-text-indent="false"/>
      <style:text-properties style:text-rotation-angle="90" style:text-rotation-scale="line-height"/>
    </style:style>
    <style:style style:name="T1" style:family="text">
      <style:text-properties fo:font-size="16pt" fo:font-weight="bold" style:font-size-asian="16pt" style:font-weight-asian="bold"/>
    </style:style>
    <style:style style:name="T2" style:family="text">
      <style:text-properties fo:font-size="16pt" fo:language="bg" fo:country="BG" fo:font-weight="bold" style:font-size-asian="16pt" style:font-weight-asian="bold"/>
    </style:style>
    <style:style style:name="T3" style:family="text">
      <style:text-properties fo:font-size="10pt" fo:font-weight="bold" style:font-size-asian="10pt" style:font-weight-asian="bold"/>
    </style:style>
    <style:style style:name="T4" style:family="text">
      <style:text-properties fo:font-size="10pt" fo:font-weight="bold" officeooo:rsid="00183434" style:font-size-asian="10pt" style:font-weight-asian="bold"/>
    </style:style>
    <style:style style:name="T5" style:family="text">
      <style:text-properties fo:font-size="10pt" fo:language="bg" fo:country="BG" fo:font-weight="bold" style:font-size-asian="10pt" style:font-weight-asian="bold"/>
    </style:style>
    <style:style style:name="T6" style:family="text">
      <style:text-properties fo:font-size="11pt" fo:font-weight="bold" style:font-size-asian="11pt" style:font-weight-asian="bold"/>
    </style:style>
    <style:style style:name="T7" style:family="text">
      <style:text-properties fo:font-size="11pt" fo:language="bg" fo:country="BG" fo:font-weight="bold" style:font-size-asian="11pt" style:font-weight-asian="bold"/>
    </style:style>
    <style:style style:name="T8" style:family="text">
      <style:text-properties fo:font-size="11pt" fo:language="bg" fo:country="BG" style:font-size-asian="11pt"/>
    </style:style>
    <style:style style:name="T9" style:family="text">
      <style:text-properties fo:font-size="11pt" fo:language="bg" fo:country="BG" officeooo:rsid="0008e3e6" style:font-size-asian="11pt"/>
    </style:style>
    <style:style style:name="T10" style:family="text">
      <style:text-properties fo:font-size="11pt" fo:language="bg" fo:country="BG" officeooo:rsid="00144e17" style:font-size-asian="11pt"/>
    </style:style>
    <style:style style:name="T11" style:family="text">
      <style:text-properties fo:font-size="11pt" fo:language="bg" fo:country="BG" fo:font-style="normal" officeooo:rsid="000be055" style:font-size-asian="11pt" style:font-style-asian="normal" style:font-style-complex="normal"/>
    </style:style>
    <style:style style:name="T12" style:family="text">
      <style:text-properties fo:font-size="11pt" fo:language="bg" fo:country="BG" fo:font-style="normal" officeooo:rsid="00069f68" style:font-size-asian="11pt" style:font-style-asian="normal" style:font-style-complex="normal"/>
    </style:style>
    <style:style style:name="T13" style:family="text">
      <style:text-properties fo:font-size="11pt" fo:language="bg" fo:country="BG" fo:font-style="normal" officeooo:rsid="0015b37c" style:font-size-asian="11pt" style:font-style-asian="normal" style:font-style-complex="normal"/>
    </style:style>
    <style:style style:name="T14" style:family="text">
      <style:text-properties fo:font-style="normal" fo:font-weight="bold" officeooo:rsid="001067bb" style:font-style-asian="normal" style:font-weight-asian="bold" style:font-style-complex="normal" style:font-weight-complex="bold"/>
    </style:style>
    <style:style style:name="T15" style:family="text">
      <style:text-properties officeooo:rsid="00052c2e"/>
    </style:style>
    <style:style style:name="T16" style:family="text">
      <style:text-properties officeooo:rsid="0005ca1c"/>
    </style:style>
    <style:style style:name="T17" style:family="text">
      <style:text-properties officeooo:rsid="00062df5"/>
    </style:style>
    <style:style style:name="T18" style:family="text">
      <style:text-properties officeooo:rsid="00069f68"/>
    </style:style>
    <style:style style:name="T19" style:family="text">
      <style:text-properties style:font-name="Times New Roman Cyr" fo:font-size="11pt" fo:language="bg" fo:country="BG" fo:font-style="italic" style:font-size-asian="11pt" style:font-style-asian="italic" style:font-name-complex="Times New Roman Cyr"/>
    </style:style>
    <style:style style:name="T20" style:family="text">
      <style:text-properties style:font-name="Times New Roman Cyr" fo:font-size="11pt" fo:language="bg" fo:country="BG" fo:font-style="italic" officeooo:rsid="0008e3e6" style:font-size-asian="11pt" style:font-style-asian="italic" style:font-name-complex="Times New Roman Cyr"/>
    </style:style>
    <style:style style:name="T21" style:family="text">
      <style:text-properties style:font-name="Times New Roman Cyr" fo:font-size="11pt" fo:language="bg" fo:country="BG" fo:font-style="italic" officeooo:rsid="000be055" style:font-size-asian="11pt" style:font-style-asian="italic" style:font-name-complex="Times New Roman Cyr"/>
    </style:style>
    <style:style style:name="T22" style:family="text">
      <style:text-properties style:font-name="Times New Roman Cyr" style:font-name-complex="Times New Roman Cyr"/>
    </style:style>
    <style:style style:name="T23" style:family="text">
      <style:text-properties style:font-name="Times New Roman Cyr" fo:language="bg" fo:country="BG" style:font-name-complex="Times New Roman Cyr"/>
    </style:style>
    <style:style style:name="T24" style:family="text">
      <style:text-properties style:font-name="Times New Roman"/>
    </style:style>
    <style:style style:name="T25" style:family="text">
      <style:text-properties style:font-name="Times New Roman" fo:font-size="11pt" fo:language="bg" fo:country="BG" fo:font-style="italic" style:font-size-asian="11pt" style:font-style-asian="italic"/>
    </style:style>
    <style:style style:name="T26" style:family="text">
      <style:text-properties officeooo:rsid="00144e17"/>
    </style:style>
    <style:style style:name="T27" style:family="text">
      <style:text-properties officeooo:rsid="001745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A</text:span><text:span text:style-name="T2">некс<text:tab/><text:tab/><text:tab/><text:tab/><text:tab/><text:tab/><text:tab/><text:tab/><text:tab/><text:tab/></text:span><text:span text:style-name="T1">ЛОГИЧЕСКА </text:span><text:span text:style-name="T2">МАТРИЦА</text:span></text:p>
      <text:p text:style-name="P1"/>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office:value-type="string">
            <text:p text:style-name="P30"/>
          </table:table-cell>
          <table:table-cell table:style-name="Table1.B1" office:value-type="string">
            <text:p text:style-name="P3">Логика на осъществяване на проекта</text:p>
          </table:table-cell>
          <table:table-cell table:style-name="Table1.B1" office:value-type="string">
            <text:p text:style-name="P2"><text:span text:style-name="T6">Обективно </text:span><text:span text:style-name="T7">проверими </text:span><text:span text:style-name="T6">показатели </text:span><text:span text:style-name="T7">н</text:span><text:span text:style-name="T6">а </text:span><text:span text:style-name="T7">постиженията</text:span></text:p>
          </table:table-cell>
          <table:table-cell table:style-name="Table1.B1" office:value-type="string">
            <text:p text:style-name="P2"><text:span text:style-name="T6">Източници и </text:span><text:span text:style-name="T7">средства</text:span><text:span text:style-name="T6"> за проверка</text:span></text:p>
          </table:table-cell>
          <table:table-cell table:style-name="Table1.E1" office:value-type="string">
            <text:p text:style-name="P4">Предпоставки</text:p>
          </table:table-cell>
        </table:table-row>
        <table:table-row table:style-name="Table1.2">
          <table:table-cell table:style-name="Table1.A2" office:value-type="string">
            <text:p text:style-name="P28"><text:span text:style-name="T3">Обща цел</text:span><text:span text:style-name="T5">и</text:span></text:p>
          </table:table-cell>
          <table:table-cell table:style-name="Table1.B2" office:value-type="string">
            <text:p text:style-name="P36">Опишете общите цели, към <text:s/>чието достигане е насочен проектът</text:p>
            <text:p text:style-name="P7"/>
            <text:p text:style-name="P13">Прехвърляне на всички бъдещи устройства <text:span text:style-name="T16">за европейския пазар </text:span>към използването на USB-C<text:span text:style-name="T15">.</text:span></text:p>
          </table:table-cell>
          <table:table-cell table:style-name="Table1.C2" office:value-type="string">
            <text:p text:style-name="P37">Кои са ключовите индикатори, свързани с <text:s/>общите цели?</text:p>
            <text:p text:style-name="P8"/>
            <text:p text:style-name="P14"><text:span text:style-name="T17">Активно с</text:span>пиране на използването на всички други интерфейси различни от </text:p>
            <text:p text:style-name="P14">USB-C <text:span text:style-name="T18">до края на 2024г</text:span>.</text:p>
          </table:table-cell>
          <table:table-cell table:style-name="Table1.D2" office:value-type="string">
            <text:p text:style-name="P38">Какви са източниците на информация за тези показатели?</text:p>
            <text:p text:style-name="P38"/>
            <text:p text:style-name="P15">Бази данни, активното участие на страните членки на ЕС в приемането на закона.</text:p>
            <text:p text:style-name="P22"/>
          </table:table-cell>
          <table:table-cell table:style-name="Table1.E2" office:value-type="string">
            <text:p text:style-name="P23"/>
          </table:table-cell>
        </table:table-row>
        <table:table-row table:style-name="Table1.3">
          <table:table-cell table:style-name="Table1.A3" office:value-type="string">
            <text:p text:style-name="P28"><text:span text:style-name="T3">Конкретн</text:span><text:span text:style-name="T5">а</text:span><text:span text:style-name="T3"> </text:span><text:span text:style-name="T5">цел</text:span><text:span text:style-name="T3"> на </text:span><text:span text:style-name="T4">п</text:span><text:span text:style-name="T3">роект</text:span><text:span text:style-name="T4">а</text:span></text:p>
          </table:table-cell>
          <table:table-cell table:style-name="Table1.B3" office:value-type="string">
            <text:p text:style-name="P39">Какви са конкретните цели, които ще бъдат постигнати чрез проекта за изпълнение на общите цели?</text:p>
            <text:p text:style-name="P10"/>
            <text:p text:style-name="P16">Да се намали количеството излязло от употребва електрическо или електронно оборудване.</text:p>
          </table:table-cell>
          <table:table-cell table:style-name="Table1.C3" office:value-type="string">
            <text:p text:style-name="P38">Кои са показателите,които ясно показват, че конкретната цел на проекта е постигната?</text:p>
            <text:p text:style-name="P9"/>
            <text:p text:style-name="P15">Драстично намаляване на процента зарядни устройства, различни от USB-C.</text:p>
          </table:table-cell>
          <table:table-cell table:style-name="Table1.D3" office:value-type="string">
            <text:p text:style-name="P40">Кои са източниците на информация, които съществуват и които Вие можете да получите? Какви методи са необходими за събиране на информация?</text:p>
            <text:p text:style-name="P5"/>
            <text:p text:style-name="P19">Статистическа оценка. <text:span text:style-name="T26">След покупка на нашо устройство, клиентите ще имат право на оценка в сайта ни.</text:span></text:p>
          </table:table-cell>
          <table:table-cell table:style-name="Table1.E3" office:value-type="string">
            <text:p text:style-name="P27"><text:span text:style-name="T20">Посочете </text:span><text:span text:style-name="T19">факторите и условията, които не можете да контролирате пряко, но които са важни за постигане на поставената задача?</text:span><text:span text:style-name="T25">(</text:span><text:span text:style-name="T19">външни условия</text:span><text:span text:style-name="T25">)</text:span><text:span text:style-name="T19"> Има ли рискове, които трябва да бъдат взети под внимание?</text:span></text:p>
            <text:p text:style-name="P44"/>
            <text:p text:style-name="P52"><text:span text:style-name="T10">Потребителите.</text:span></text:p>
            <text:p text:style-name="P52"><text:span text:style-name="T9">Един от рисковете е потенциалната з</text:span><text:span text:style-name="T8">агуба на клиенти, които не са съгласни със смяната на интерфейса.</text:span></text:p>
          </table:table-cell>
        </table:table-row>
        <text:soft-page-break/>
        <table:table-row table:style-name="Table1.4">
          <table:table-cell table:style-name="Table1.A3" office:value-type="string">
            <text:p text:style-name="P31">Очаквани Резултати </text:p>
          </table:table-cell>
          <table:table-cell table:style-name="Table1.B4" office:value-type="string">
            <text:p text:style-name="P51">Резултатите са планираните ефекти, чрез които се постига конкретната цел на проекта. Избройте ги.</text:p>
            <text:p text:style-name="P25"/>
            <text:p text:style-name="P26">Прехвърляне на всички бъдещи устройства за европейския пазар към използването на USB-C. Това ще намали количеството излязло от употребва електрическо или електронно оборудване. Също ще направи използването на предлаганите от нас продукти по лесно за потребителите, от гледна точна на това, че няма да трябват различни зарядни за всяко устройство.</text:p>
          </table:table-cell>
          <table:table-cell table:style-name="Table1.C4" office:value-type="string">
            <text:p text:style-name="P24"><text:span text:style-name="T21">Какви </text:span><text:span text:style-name="T19">са <text:s/>показателите,с <text:s/>които се измерва дали и в каква степен проектът е получил очакваните резултати</text:span><text:span text:style-name="T21">.</text:span></text:p>
            <text:p text:style-name="P45"/>
            <text:p text:style-name="P24"><text:span text:style-name="T11">Брой</text:span><text:span text:style-name="T12"> устройства,</text:span><text:span text:style-name="T13"> използващи </text:span><text:span text:style-name="T12">USB-C, </text:span><text:span text:style-name="T13">закупени </text:span><text:span text:style-name="T11">след </text:span><text:span text:style-name="T13">01.01.</text:span><text:span text:style-name="T11">2024г</text:span><text:span text:style-name="T12">.</text:span></text:p>
            <text:p text:style-name="P22"/>
          </table:table-cell>
          <table:table-cell table:style-name="Table1.D4" office:value-type="string">
            <text:p text:style-name="P41">Посочете източниците на информация за тези показатели.</text:p>
            <text:p text:style-name="P11"/>
            <text:p text:style-name="P48">Анкета в нашия сайт.</text:p>
          </table:table-cell>
          <table:table-cell table:style-name="Table1.E4" office:value-type="string">
            <text:p text:style-name="P42">Какви външни условия трябва да са налице за да бъдат постигнати очакваните резултати в срок?</text:p>
            <text:p text:style-name="P12"/>
            <text:p text:style-name="P17">Икономическа стабилност и способноста на фирмите поръчители да завършат поръчките си навреме.</text:p>
            <text:p text:style-name="P22"/>
          </table:table-cell>
        </table:table-row>
        <table:table-row table:style-name="Table1.4">
          <table:table-cell table:style-name="Table1.A5" office:value-type="string">
            <text:p text:style-name="P29">Дейности</text:p>
          </table:table-cell>
          <table:table-cell table:style-name="Table1.B5" office:value-type="string">
            <text:p text:style-name="P20"><text:span text:style-name="T23">Какви ключови дейности,трябва да бъдат осъществени и в каква последователност, за да получите очакваните резултати? </text:span><text:span text:style-name="T24">(</text:span><text:span text:style-name="T23">групирайте дейностите по резултати</text:span><text:span text:style-name="T24">)</text:span></text:p>
            <text:p text:style-name="P20"/>
            <text:p text:style-name="P21">Преквърляне на всички бъдещи устройства към използване на USB-C, като преди това се спр<text:span text:style-name="T27">ат</text:span> <text:span text:style-name="T27">от производство устройствата използващи интерфейси различни от USB-C.</text:span></text:p>
          </table:table-cell>
          <table:table-cell table:style-name="Table1.C5" office:value-type="string">
            <text:p text:style-name="P33"><text:span text:style-name="T14">Ресурси: </text:span>Представете необходимите ресурси за осъществяване на дейностите – хора, оборудване, обучение, материали, офис и т.н.</text:p>
            <text:p text:style-name="P33"/>
            <text:p text:style-name="P34">Инженери, занимаващи се с промяната на интерфейса.</text:p>
          </table:table-cell>
          <table:table-cell table:style-name="Table1.D5" office:value-type="string">
            <text:p text:style-name="P43">Кои са основните източници на информация за хода на проекта</text:p>
            <text:p text:style-name="P53">Разходи:</text:p>
            <text:p text:style-name="P6"><text:span text:style-name="T22">Какъв е размерът на необходимите средства?Представете основните групи</text:span><text:span text:style-name="T24">(</text:span><text:span text:style-name="T22">разбивка в бюджета на проекта</text:span><text:span text:style-name="T24">)</text:span></text:p>
            <text:p text:style-name="P6"/>
            <text:p text:style-name="P50">Знанията на инженерите ни относно USB-C интерфейса.</text:p>
            <text:p text:style-name="P18">Статистически данни от всички произведени устройства.</text:p>
            <text:p text:style-name="P18"/>
          </table:table-cell>
          <table:table-cell table:style-name="Table1.E5" office:value-type="string">
            <text:p text:style-name="P43">Кои предварителни <text:s/>условия трябва да бъдат налице <text:s/>преди началото на проекта? Посочете факторите и условията, които не можете да контролирате пряко, но които са важни за изпълнението на проекта?</text:p>
            <text:p text:style-name="P47"/>
            <text:p text:style-name="P47">Достатъчно финансиране.</text:p>
            <text:p text:style-name="P50">Съвместимост на сегашните ни устройства с USB-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1pt" fo:language="bg" fo:country="BG" fo:font-style="italic" style:font-size-asian="11pt" style:font-style-asian="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1pt" fo:language="bg" fo:country="BG" fo:font-style="italic" style:font-size-asian="11pt" style:font-style-asian="italic"/>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3752in" fo:margin-bottom="0.9846in" fo:margin-left="0.6252in" fo:margin-right="0.9846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ЛОГИЧЕСКА СХЕМА</dc:title>
    <dc:subject/>
    <meta:keyword/>
    <dc:description/>
    <meta:initial-creator>CFCU</meta:initial-creator>
    <meta:creation-date>2021-12-15T12:58:00</meta:creation-date>
    <dc:date>2023-01-24T18:50:37.849243885</dc:date>
    <meta:print-date>2002-05-09T16:02:00</meta:print-date>
    <meta:editing-cycles>32</meta:editing-cycles>
    <meta:editing-duration>PT3H10M43S</meta:editing-duration>
    <meta:generator>LibreOffice/6.0.7.3$Linux_X86_64 LibreOffice_project/00m0$Build-3</meta:generator>
    <meta:document-statistic meta:table-count="1" meta:image-count="0" meta:object-count="0" meta:page-count="2" meta:paragraph-count="45" meta:word-count="486" meta:character-count="3417" meta:non-whitespace-character-count="2958"/>
  </office:meta>
</office:document-meta>
</file>